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true" fo:min-height="0cm" fo:min-width="0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true" fo:min-height="0cm" fo:min-width="0cm"/>
    </style:style>
    <style:style style:name="gr3" style:family="graphic" style:parent-style-name="standard">
      <style:graphic-properties draw:fill-color="#ffffff" draw:textarea-vertical-align="middle" draw:auto-grow-height="false" fo:min-height="0.526cm" fo:min-width="1.8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1cm" svg:stroke-color="#3465a4" draw:marker-start-width="0.5cm" draw:marker-end-width="0.5cm" svg:stroke-linecap="round" draw:fill="gradient" draw:fill-gradient-name="Tango_20_Green" draw:gradient-step-count="0" draw:opacity="0%" draw:textarea-horizontal-align="justify" draw:textarea-vertical-align="middle" draw:auto-grow-height="false" fo:min-height="16.26cm" fo:min-width="19.312cm" fo:padding-top="0.175cm" fo:padding-bottom="0.175cm" fo:padding-left="0.3cm" fo:padding-right="0.3cm" draw:shadow-opacity="0%"/>
    </style:style>
    <style:style style:name="gr8" style:family="graphic" style:parent-style-name="standard">
      <style:graphic-properties svg:stroke-width="0.1cm" svg:stroke-color="#3465a4" draw:marker-start-width="0.5cm" draw:marker-end-width="0.5cm" draw:fill="solid" draw:fill-color="#ffffff" draw:opacity="0%" draw:textarea-horizontal-align="justify" draw:textarea-vertical-align="middle" draw:auto-grow-height="false" fo:min-height="12.658cm" fo:min-width="4.608cm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902cm" fo:min-width="3.051cm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gradient" draw:fill-gradient-name="Tango_20_Green" draw:gradient-step-count="0" draw:opacity="0%"/>
      <style:paragraph-properties fo:text-align="center"/>
    </style:style>
    <style:style style:name="P7" style:family="paragraph">
      <loext:graphic-properties draw:fill="solid" draw:fill-color="#ffffff" draw:opacity="0%"/>
      <style:paragraph-properties fo:text-align="center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2.755cm" svg:height="1.064cm" svg:x="0.88cm" svg:y="10.191cm">
          <text:p text:style-name="P1"><text:span text:style-name="T1">TDA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4.897cm" svg:height="1.064cm" svg:x="7.411cm" svg:y="10.195cm">
          <text:p text:style-name="P1"><text:span text:style-name="T1">Pipelin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7.186cm" svg:height="1.36cm" svg:x="13.505cm" svg:y="5.961cm">
          <text:p text:style-name="P1"><text:span text:style-name="T1">GC_Server1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935cm" svg:height="1.064cm" svg:x="20.873cm" svg:y="6.05cm">
          <text:p text:style-name="P1"><text:span text:style-name="T1">Client Branch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626cm" svg:height="1.064cm" svg:x="30.648cm" svg:y="6.051cm">
          <text:p text:style-name="P1"><text:span text:style-name="T1">GCO Serv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7.186cm" svg:height="1.36cm" svg:x="13.505cm" svg:y="8.591cm">
          <text:p text:style-name="P1"><text:span text:style-name="T1">GC_Server2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7.186cm" svg:height="1.36cm" svg:x="13.505cm" svg:y="11.132cm">
          <text:p text:style-name="P1"><text:span text:style-name="T1">GC_Server3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7.186cm" svg:height="1.36cm" svg:x="13.505cm" svg:y="13.797cm">
          <text:p text:style-name="P1"><text:span text:style-name="T1">GC_Server4.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56cm" svg:height="1.904cm" draw:transform="rotate (-1.5707963267949) translate (33.824cm 15.83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4" draw:id="id4" draw:layer="layout" svg:width="4.935cm" svg:height="1.064cm" svg:x="20.873cm" svg:y="8.798cm">
          <text:p text:style-name="P1"><text:span text:style-name="T1">Client Branch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937cm" svg:height="1.066cm" svg:x="20.969cm" svg:y="11.258cm">
          <text:p text:style-name="P1"><text:span text:style-name="T1">Client Branch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935cm" svg:height="1.064cm" svg:x="20.885cm" svg:y="13.924cm">
          <text:p text:style-name="P1"><text:span text:style-name="T1">Client Branch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626cm" svg:height="1.064cm" svg:x="30.649cm" svg:y="8.797cm">
          <text:p text:style-name="P1"><text:span text:style-name="T1">GCO Server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626cm" svg:height="1.064cm" svg:x="30.652cm" svg:y="11.257cm">
          <text:p text:style-name="P1"><text:span text:style-name="T1">GCO Serv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626cm" svg:height="1.064cm" svg:x="30.649cm" svg:y="13.925cm">
          <text:p text:style-name="P1"><text:span text:style-name="T1">GCO Server 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56cm" svg:height="1.904cm" draw:transform="rotate (-1.5707963267949) translate (25.187cm 15.83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556cm" svg:height="1.904cm" draw:transform="rotate (-1.5707963267949) translate (17.822cm 15.83cm)">
          <text:p/>
          <draw:enhanced-geometry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4" draw:text-style-name="P4" draw:layer="layout" svg:x1="30.648cm" svg:y1="6.583cm" svg:x2="25.808cm" svg:y2="6.582cm" draw:start-shape="id1" draw:start-glue-point="3" draw:end-shape="id2" draw:end-glue-point="1" svg:d="M30648 6583h-2420v-1h-2420" svg:viewBox="0 0 4841 2">
          <text:p/>
        </draw:connector>
        <draw:connector draw:style-name="gr4" draw:text-style-name="P4" draw:layer="layout" svg:x1="30.649cm" svg:y1="9.329cm" svg:x2="25.808cm" svg:y2="9.33cm" draw:start-shape="id3" draw:start-glue-point="3" draw:end-shape="id4" draw:end-glue-point="1" svg:d="M30649 9329h-2420v1h-2421" svg:viewBox="0 0 4842 2">
          <text:p/>
        </draw:connector>
        <draw:connector draw:style-name="gr4" draw:text-style-name="P4" draw:layer="layout" svg:x1="30.652cm" svg:y1="11.789cm" svg:x2="25.906cm" svg:y2="11.791cm" draw:start-shape="id5" draw:start-glue-point="3" draw:end-shape="id6" draw:end-glue-point="1" svg:d="M30652 11789h-2373v2h-2373" svg:viewBox="0 0 4747 3">
          <text:p/>
        </draw:connector>
        <draw:connector draw:style-name="gr4" draw:text-style-name="P4" draw:layer="layout" svg:x1="30.649cm" svg:y1="14.457cm" svg:x2="25.82cm" svg:y2="14.456cm" draw:start-shape="id7" draw:start-glue-point="3" draw:end-shape="id8" draw:end-glue-point="1" svg:d="M30649 14457h-2414v-1h-2415" svg:viewBox="0 0 4830 2">
          <text:p/>
        </draw:connector>
        <draw:connector draw:style-name="gr4" draw:text-style-name="P4" draw:layer="layout" draw:type="curve" svg:x1="23.34cm" svg:y1="6.05cm" svg:x2="19.639cm" svg:y2="6.16cm" draw:start-shape="id2" draw:start-glue-point="0" draw:end-shape="id9" draw:end-glue-point="11" svg:d="M23340 6050c0-885-3701-940-3701 110" svg:viewBox="0 0 3702 782">
          <text:p/>
        </draw:connector>
        <draw:connector draw:style-name="gr4" draw:text-style-name="P4" draw:layer="layout" draw:type="curve" svg:x1="23.34cm" svg:y1="8.798cm" svg:x2="19.639cm" svg:y2="8.79cm" draw:start-shape="id4" draw:start-glue-point="0" draw:end-shape="id10" draw:end-glue-point="11" svg:d="M23340 8798c0-1062-3701-1058-3701-8" svg:viewBox="0 0 3702 797">
          <text:p/>
        </draw:connector>
        <draw:connector draw:style-name="gr4" draw:text-style-name="P4" draw:layer="layout" draw:type="curve" svg:x1="14.557cm" svg:y1="6.16cm" svg:x2="12.308cm" svg:y2="10.727cm" draw:start-shape="id9" draw:start-glue-point="5" draw:end-shape="id11" draw:end-glue-point="1" svg:d="M14557 6160c0-1050-825-875-1163 529s-188 4038-1086 4038" svg:viewBox="0 0 2250 5243">
          <text:p/>
        </draw:connector>
        <draw:connector draw:style-name="gr4" draw:text-style-name="P4" draw:layer="layout" draw:type="curve" svg:x1="14.557cm" svg:y1="12.293cm" svg:x2="12.308cm" svg:y2="10.727cm" draw:start-shape="id12" draw:start-glue-point="7" draw:end-shape="id11" draw:end-glue-point="1" svg:d="M14557 12293c0 1051-825 876-1163 222s-188-1788-1086-1788" svg:viewBox="0 0 2250 2317">
          <text:p/>
        </draw:connector>
        <draw:connector draw:style-name="gr4" draw:text-style-name="P4" draw:layer="layout" draw:type="curve" svg:x1="14.557cm" svg:y1="14.958cm" svg:x2="12.308cm" svg:y2="10.727cm" draw:start-shape="id13" draw:start-glue-point="7" draw:end-shape="id11" draw:end-glue-point="1" svg:d="M14557 14958c0 1051-825 877-1163-444s-188-3787-1086-3787" svg:viewBox="0 0 2250 4914">
          <text:p/>
        </draw:connector>
        <draw:connector draw:style-name="gr4" draw:text-style-name="P4" draw:layer="layout" draw:type="curve" svg:x1="14.557cm" svg:y1="8.79cm" svg:x2="12.308cm" svg:y2="10.727cm" draw:start-shape="id10" draw:start-glue-point="5" draw:end-shape="id11" draw:end-glue-point="1" svg:d="M14557 8790c0-1050-825-876-1163-129s-188 2066-1086 2066" svg:viewBox="0 0 2250 2676">
          <text:p/>
        </draw:connector>
        <draw:connector draw:style-name="gr4" draw:text-style-name="P4" draw:layer="layout" draw:type="curve" svg:x1="23.437cm" svg:y1="12.324cm" svg:x2="19.639cm" svg:y2="12.293cm" draw:start-shape="id6" draw:start-glue-point="2" draw:end-shape="id12" draw:end-glue-point="9" svg:d="M23437 12324c0 1005-3798 1020-3798-31" svg:viewBox="0 0 3799 788">
          <text:p/>
        </draw:connector>
        <draw:connector draw:style-name="gr4" draw:text-style-name="P4" draw:layer="layout" draw:type="curve" svg:x1="23.352cm" svg:y1="14.988cm" svg:x2="19.639cm" svg:y2="14.958cm" draw:start-shape="id8" draw:start-glue-point="2" draw:end-shape="id13" draw:end-glue-point="9" svg:d="M23352 14988c0 1006-3713 1021-3713-30" svg:viewBox="0 0 3714 787">
          <text:p/>
        </draw:connector>
        <draw:connector draw:style-name="gr4" draw:text-style-name="P4" draw:layer="layout" svg:x1="7.411cm" svg:y1="10.727cm" svg:x2="3.635cm" svg:y2="10.723cm" draw:start-shape="id11" draw:start-glue-point="3" draw:end-shape="id14" draw:end-glue-point="1" svg:d="M7411 10727h-1888v-4h-1888" svg:viewBox="0 0 3777 5">
          <text:p/>
        </draw:connector>
        <draw:frame draw:style-name="gr5" draw:text-style-name="P5" draw:layer="layout" svg:width="1.84cm" svg:height="0.962cm" svg:x="15.982cm" svg:y="4.527cm">
          <draw:text-box>
            <text:p><text:span text:style-name="T1">Files</text:span></text:p>
          </draw:text-box>
        </draw:frame>
        <draw:frame draw:style-name="gr6" draw:text-style-name="P5" draw:layer="layout" svg:width="2.437cm" svg:height="0.962cm" svg:x="22.14cm" svg:y="4.527cm">
          <draw:text-box>
            <text:p><text:span text:style-name="T1">Clients</text:span></text:p>
          </draw:text-box>
        </draw:frame>
        <draw:custom-shape draw:style-name="gr7" draw:text-style-name="P6" draw:layer="layout" svg:width="19.812cm" svg:height="16.51cm" svg:x="7.027cm" svg:y="4.019cm">
          <text:p/>
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7" draw:layer="layout" svg:width="5.207cm" svg:height="16.383cm" svg:x="30.268cm" svg:y="4.019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8" draw:layer="layout" svg:width="3.937cm" svg:height="3.048cm" svg:x="0.423cm" svg:y="9.099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4cm" fo:page-height="2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09:53:05.337913932</meta:creation-date>
    <dc:date>2018-07-26T14:33:54.657308821</dc:date>
    <meta:editing-duration>PT19M3S</meta:editing-duration>
    <meta:editing-cycles>7</meta:editing-cycles>
    <meta:generator>LibreOffice/6.0.5.2$Linux_X86_64 LibreOffice_project/00$Build-2</meta:generator>
    <meta:document-statistic meta:object-count="35"/>
  </office:meta>
</office:document-meta>
</file>